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text-line-through-style="none" style:text-line-through-type="none" fo:font-size="21pt" style:text-underline-style="none" fo:font-weight="bold" officeooo:paragraph-rsid="001ba892" style:text-blinking="false" style:font-size-asian="21pt" style:font-weight-asian="bold" style:font-size-complex="21pt" style:font-weight-complex="bold"/>
    </style:style>
    <style:style style:name="P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8pt" fo:font-weight="bold" officeooo:paragraph-rsid="001ba892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text-line-through-style="none" style:text-line-through-type="none" fo:font-size="18pt" style:text-underline-style="none" officeooo:rsid="001ba892" officeooo:paragraph-rsid="001ba892" style:text-blinking="false" style:font-size-asian="18pt" style:font-size-complex="18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text-line-through-style="none" style:text-line-through-type="none" style:text-underline-style="none" officeooo:rsid="001ba892" officeooo:paragraph-rsid="001ba892" style:text-blinking="false" style:font-size-complex="16pt"/>
    </style:style>
    <style:style style:name="P5" style:family="paragraph" style:parent-style-name="Text_20_body">
      <style:paragraph-properties fo:margin-left="0in" fo:margin-right="0in" fo:margin-top="0.1665in" fo:margin-bottom="0in" style:contextual-spacing="false" fo:line-height="165%" fo:text-align="center" style:justify-single-word="false" fo:text-indent="0in" style:auto-text-indent="false" style:writing-mode="lr-tb"/>
      <style:text-properties fo:font-variant="normal" fo:text-transform="none" fo:color="#110e39" loext:opacity="100%" fo:font-size="22pt" style:text-underline-style="solid" style:text-underline-width="auto" style:text-underline-color="font-color" fo:background-color="transparent" style:font-size-asian="22pt" style:font-name-complex="Georgia" style:font-size-complex="22pt" style:font-style-complex="normal" style:font-weight-complex="normal"/>
    </style:style>
    <style:style style:name="P6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line-height="165%" fo:text-align="justify" style:justify-single-word="false" fo:text-indent="0.0138in" style:auto-text-indent="false" fo:background-color="#ffffff" fo:padding="0in" fo:border="none" style:writing-mode="lr-tb"/>
      <style:text-properties fo:font-size="16pt" officeooo:paragraph-rsid="001ea2a6" style:font-size-asian="16pt" style:font-size-complex="16pt"/>
    </style:style>
    <style:style style:name="P7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line-height="165%" fo:text-align="justify" style:justify-single-word="false" fo:text-indent="0.0138in" style:auto-text-indent="false" fo:background-color="#ffffff" fo:padding="0in" fo:border="none" style:writing-mode="lr-tb"/>
      <style:text-properties fo:font-variant="normal" fo:text-transform="none" fo:color="#110e39" loext:opacity="100%" style:text-line-through-style="none" style:text-line-through-type="none" fo:font-size="15pt" style:text-underline-style="none" officeooo:rsid="001cbd6b" officeooo:paragraph-rsid="001cbd6b" style:text-blinking="false" fo:background-color="transparent" style:font-size-asian="15pt" style:font-name-complex="Georgia" style:font-size-complex="15pt" style:font-style-complex="normal" style:font-weight-complex="normal"/>
    </style:style>
    <style:style style:name="P8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line-height="165%" fo:text-align="justify" style:justify-single-word="false" fo:text-indent="0in" style:auto-text-indent="false" fo:background-color="#ffffff" fo:padding="0in" fo:border="none" style:writing-mode="lr-tb"/>
      <style:text-properties fo:font-variant="normal" fo:text-transform="none" fo:color="#110e39" loext:opacity="100%" style:text-line-through-style="none" style:text-line-through-type="none" fo:font-size="15pt" style:text-underline-style="none" style:text-blinking="false" fo:background-color="transparent" style:font-size-asian="15pt" style:font-name-complex="Georgia" style:font-size-complex="15pt" style:font-style-complex="normal" style:font-weight-complex="normal"/>
    </style:style>
    <style:style style:name="P9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line-height="165%" fo:text-align="end" style:justify-single-word="false" fo:text-indent="0in" style:auto-text-indent="false" fo:background-color="#ffffff" fo:padding="0in" fo:border="none" style:writing-mode="lr-tb"/>
      <style:text-properties fo:font-variant="normal" fo:text-transform="none" fo:color="#110e39" loext:opacity="100%" style:text-line-through-style="none" style:text-line-through-type="none" fo:font-size="15pt" style:text-underline-style="none" style:text-blinking="false" fo:background-color="transparent" style:font-size-asian="15pt" style:font-name-complex="Georgia" style:font-size-complex="15pt" style:font-style-complex="normal" style:font-weight-complex="normal"/>
    </style:style>
    <style:style style:name="P10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line-height="165%" fo:text-align="end" style:justify-single-word="false" fo:text-indent="0in" style:auto-text-indent="false" fo:background-color="#ffffff" fo:padding="0in" fo:border="none" style:writing-mode="lr-tb"/>
      <style:text-properties fo:font-variant="normal" fo:text-transform="none" fo:color="#110e39" loext:opacity="100%" style:text-line-through-style="none" style:text-line-through-type="none" fo:font-size="15pt" style:text-underline-style="none" style:text-blinking="false" fo:background-color="transparent" style:font-size-asian="15pt" style:font-size-complex="15pt"/>
    </style:style>
    <style:style style:name="P11" style:family="paragraph" style:parent-style-name="Text_20_body">
      <loext:graphic-properties draw:fill="solid" draw:fill-color="#ffffff" draw:opacity="100%"/>
      <style:paragraph-properties fo:margin-left="0in" fo:margin-right="0in" fo:margin-top="0in" fo:margin-bottom="0in" style:contextual-spacing="false" fo:line-height="165%" fo:text-align="end" style:justify-single-word="false" fo:text-indent="0in" style:auto-text-indent="false" fo:background-color="#ffffff" fo:padding="0in" fo:border="none" style:writing-mode="lr-tb"/>
      <style:text-properties fo:font-variant="normal" fo:text-transform="none" fo:color="#110e39" loext:opacity="100%" style:text-line-through-style="none" style:text-line-through-type="none" fo:font-size="15pt" style:text-underline-style="none" officeooo:rsid="001cbd6b" style:text-blinking="false" fo:background-color="transparent" style:font-size-asian="15pt" style:font-name-complex="Georgia" style:font-size-complex="15pt" style:font-style-complex="normal" style:font-weight-complex="normal"/>
    </style:style>
    <style:style style:name="P12" style:family="paragraph" style:parent-style-name="Text_20_body">
      <style:paragraph-properties fo:margin-left="0in" fo:margin-right="0in" fo:text-align="end" style:justify-single-word="false" fo:text-indent="0in" style:auto-text-indent="false"/>
      <style:text-properties fo:font-size="15pt" style:font-size-asian="15pt" style:font-size-complex="15pt"/>
    </style:style>
    <style:style style:name="T1" style:family="text">
      <style:text-properties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fo:font-family="Arial, sans-serif" fo:font-style="normal" style:text-underline-style="none" style:text-blinking="fal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110e39" loext:opacity="100%" style:text-line-through-style="none" style:text-line-through-type="none" style:text-underline-style="none" style:text-blinking="false" fo:background-color="transparent" loext:char-shading-value="0" style:font-name-complex="Georgia" style:font-style-complex="normal" style:font-weight-complex="normal"/>
    </style:style>
    <style:style style:name="T5" style:family="text">
      <style:text-properties fo:font-variant="normal" fo:text-transform="none" fo:color="#110e39" loext:opacity="100%" style:text-line-through-style="none" style:text-line-through-type="none" fo:font-size="15pt" style:text-underline-style="none" style:text-blinking="false" fo:background-color="transparent" loext:char-shading-value="0" style:font-size-asian="15pt" style:font-name-complex="Georgia" style:font-size-complex="15pt" style:font-style-complex="normal" style:font-weight-complex="normal"/>
    </style:style>
    <style:style style:name="T6" style:family="text">
      <style:text-properties fo:font-variant="normal" fo:text-transform="none" fo:color="#110e39" loext:opacity="100%" style:text-line-through-style="none" style:text-line-through-type="none" style:font-name="Georgia" fo:font-size="15pt" fo:font-style="normal" style:text-underline-style="none" fo:font-weight="normal" style:text-blinking="false" fo:background-color="transparent" loext:char-shading-value="0" style:font-size-asian="15pt" style:font-size-complex="15pt"/>
    </style:style>
    <style:style style:name="T7" style:family="text">
      <style:text-properties fo:font-variant="normal" fo:text-transform="none" fo:color="#110e39" loext:opacity="100%" style:text-line-through-style="none" style:text-line-through-type="none" style:font-name="Georgia" fo:font-size="15pt" fo:font-style="normal" style:text-underline-style="none" fo:font-weight="normal" officeooo:rsid="001ea2a6" style:text-blinking="false" fo:background-color="transparent" loext:char-shading-value="0" style:font-size-asian="15pt" style:font-size-complex="15pt"/>
    </style:style>
    <style:style style:name="T8" style:family="text">
      <style:text-properties fo:font-variant="normal" fo:text-transform="none" fo:color="#110e39" loext:opacity="100%" style:text-line-through-style="none" style:text-line-through-type="none" style:font-name="Georgia" fo:font-size="15pt" fo:font-style="normal" style:text-underline-style="none" fo:font-weight="normal" officeooo:rsid="001d50d5" style:text-blinking="false" fo:background-color="transparent" loext:char-shading-value="0" style:font-size-asian="15pt" style:font-name-complex="Georgia" style:font-size-complex="15pt" style:font-style-complex="normal" style:font-weight-complex="normal"/>
    </style:style>
    <style:style style:name="T9" style:family="text">
      <style:text-properties fo:font-variant="normal" fo:text-transform="none" fo:color="#110e39" loext:opacity="100%" style:text-line-through-style="none" style:text-line-through-type="none" style:font-name="Georgia" fo:font-size="15pt" fo:font-style="normal" style:text-underline-style="none" fo:font-weight="normal" officeooo:rsid="001d50d5" style:text-blinking="false" fo:background-color="transparent" loext:char-shading-value="0" style:font-size-asian="15pt" style:font-size-complex="15pt"/>
    </style:style>
    <style:style style:name="T10" style:family="text">
      <style:text-properties fo:font-variant="normal" fo:text-transform="none" fo:color="#110e39" loext:opacity="100%" style:text-line-through-style="none" style:text-line-through-type="none" fo:font-family="Arial, sans-serif" fo:font-size="15pt" fo:font-style="normal" style:text-underline-style="none" fo:font-weight="normal" style:text-blinking="false" fo:background-color="transparent" loext:char-shading-value="0" style:font-size-asian="15pt" style:font-size-complex="15pt"/>
    </style:style>
    <style:style style:name="T11" style:family="text">
      <style:text-properties fo:font-variant="normal" fo:text-transform="none" fo:color="#110e39" loext:opacity="100%" style:text-line-through-style="none" style:text-line-through-type="none" fo:font-family="Arial, sans-serif" fo:font-size="15pt" fo:font-style="normal" style:text-underline-style="none" fo:font-weight="normal" officeooo:rsid="001ea2a6" style:text-blinking="false" fo:background-color="transparent" loext:char-shading-value="0" style:font-size-asian="15pt" style:font-size-complex="15pt"/>
    </style:style>
    <style:style style:name="T12" style:family="text">
      <style:text-properties fo:font-variant="normal" fo:text-transform="none" fo:color="#110e39" loext:opacity="100%" style:text-line-through-style="none" style:text-line-through-type="none" fo:font-family="Arial, sans-serif" fo:font-size="15pt" fo:font-style="normal" style:text-underline-style="none" fo:font-weight="normal" officeooo:rsid="001ba892" style:text-blinking="false" fo:background-color="transparent" loext:char-shading-value="0" style:font-size-asian="15pt" style:font-size-complex="15pt"/>
    </style:style>
    <style:style style:name="T13" style:family="text">
      <style:text-properties fo:font-variant="normal" fo:text-transform="none" fo:color="#110e39" loext:opacity="100%" style:text-line-through-style="none" style:text-line-through-type="none" style:font-name="Georgia" fo:font-size="15pt" fo:font-style="normal" style:text-underline-style="none" fo:font-weight="normal" officeooo:rsid="001ba892" style:text-blinking="false" fo:background-color="transparent" loext:char-shading-value="0" style:font-size-asian="15pt" style:font-size-complex="15pt"/>
    </style:style>
    <style:style style:name="T14" style:family="text">
      <style:text-properties fo:font-variant="normal" fo:text-transform="none" fo:color="#110e39" loext:opacity="100%" style:text-line-through-style="none" style:text-line-through-type="none" style:font-name="Georgia" fo:font-size="15pt" fo:font-style="normal" style:text-underline-style="none" fo:font-weight="normal" officeooo:rsid="001ba892" style:text-blinking="false" fo:background-color="transparent" loext:char-shading-value="0" style:font-size-asian="15pt" style:font-name-complex="Georgia" style:font-size-complex="15pt" style:font-style-complex="normal" style:font-weight-complex="normal"/>
    </style:style>
    <style:style style:name="T15" style:family="text">
      <style:text-properties fo:font-variant="normal" fo:text-transform="none" fo:color="#110e39" loext:opacity="100%" style:text-line-through-style="none" style:text-line-through-type="none" fo:font-size="15pt" style:text-underline-style="none" officeooo:rsid="001cbd6b" style:text-blinking="false" fo:background-color="transparent" loext:char-shading-value="0" style:font-size-asian="15pt" style:font-name-complex="Georgia" style:font-size-complex="15pt" style:font-style-complex="normal" style:font-weight-complex="normal"/>
    </style:style>
    <style:style style:name="T16" style:family="text">
      <style:text-properties fo:font-variant="normal" fo:text-transform="none" fo:color="#110e39" loext:opacity="100%" style:text-line-through-style="none" style:text-line-through-type="none" fo:font-size="15pt" style:text-underline-style="none" officeooo:rsid="001ea2a6" style:text-blinking="false" fo:background-color="transparent" loext:char-shading-value="0" style:font-size-asian="15pt" style:font-name-complex="Georgia" style:font-size-complex="15pt" style:font-style-complex="normal" style:font-weight-complex="normal"/>
    </style:style>
    <style:style style:name="T17" style:family="text">
      <style:text-properties fo:font-variant="normal" fo:text-transform="none" fo:color="#110e39" loext:opacity="100%" style:text-line-through-style="none" style:text-line-through-type="none" fo:font-size="15pt" style:text-underline-style="none" officeooo:rsid="001fe56f" style:text-blinking="false" fo:background-color="transparent" loext:char-shading-value="0" style:font-size-asian="15pt" style:font-name-complex="Georgia" style:font-size-complex="15pt" style:font-style-complex="normal" style:font-weight-complex="normal"/>
    </style:style>
    <style:style style:name="T18" style:family="text">
      <style:text-properties fo:font-variant="normal" fo:text-transform="none" fo:color="#110e39" loext:opacity="100%" style:text-line-through-style="none" style:text-line-through-type="none" fo:font-size="15pt" style:text-underline-style="none" officeooo:rsid="0021429f" style:text-blinking="false" fo:background-color="transparent" loext:char-shading-value="0" style:font-size-asian="15pt" style:font-name-complex="Georgia" style:font-size-complex="15pt" style:font-style-complex="normal" style:font-weight-complex="normal"/>
    </style:style>
    <style:style style:name="T19" style:family="text">
      <style:text-properties style:font-name-complex="Georgia" style:font-style-complex="normal" style:font-weight-complex="normal"/>
    </style:style>
    <style:style style:name="T20" style:family="text">
      <style:text-properties style:font-name="Georgia" fo:font-style="normal" fo:font-weight="normal"/>
    </style:style>
    <style:style style:name="T21" style:family="text">
      <style:text-properties fo:font-variant="normal" fo:text-transform="none" fo:color="#110e39" loext:opacity="100%" style:text-line-through-style="none" style:text-line-through-type="none" fo:font-family="Arial, sans-serif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কানিয়াল খাতা দ্বি</text:span><text:span text:style-name="T2">-</text:span><text:span text:style-name="T1">মূখী উচ্চ বিদ্যালয় </text:span><text:span text:style-name="T2">,</text:span><text:span text:style-name="T1">নীলফামারী </text:span></text:p>
      <text:p text:style-name="P3"><text:span text:style-name="T3">স্থাপিতঃ ১৯৮৭ ইং</text:span> <text:s/></text:p>
      <text:p text:style-name="P4"/>
      <text:p text:style-name="P5"><text:bookmark text:name="docs-internal-guid-444daf68-7fff-db8b-9b80-a54cbd90343d"/>প্রত্যয়ন পত্র</text:p>
      <text:p text:style-name="P6"><text:span text:style-name="T4"><text:tab/></text:span><text:span text:style-name="T5">এই মর্মে প্রত্যয়ন করা যাইতেছে যে</text:span><text:span text:style-name="T6">, </text:span><text:span text:style-name="T7">মুন্না মিয়া</text:span><text:span text:style-name="T8"> </text:span><text:span text:style-name="T6">, </text:span><text:span text:style-name="T5">পিতা</text:span><text:span text:style-name="T6">- </text:span><text:span text:style-name="T7">রফিকুল ইসলাম</text:span><text:span text:style-name="T9"> </text:span><text:span text:style-name="T6">, </text:span><text:span text:style-name="T5">মাতা </text:span><text:span text:style-name="T10">- </text:span><text:span text:style-name="T11">মিনা</text:span><text:span text:style-name="T12"> বেগম</text:span><text:span text:style-name="T5"> </text:span><text:span text:style-name="T10">, </text:span><text:span text:style-name="T5">গ্রাম</text:span><text:span text:style-name="T6">- </text:span><text:span text:style-name="T13">উত্তরাশশী ধনীপাড়া </text:span><text:span text:style-name="T5"><text:s/></text:span><text:span text:style-name="T6">, </text:span><text:span text:style-name="T5">ডাকঘর</text:span><text:span text:style-name="T6">- </text:span><text:span text:style-name="T14">পঞ্চপুকুর </text:span><text:span text:style-name="T6">, </text:span><text:span text:style-name="T5">উপজেলা</text:span><text:span text:style-name="T6">-</text:span><text:span text:style-name="T5">নীলফামারী সদর</text:span><text:span text:style-name="T6">, </text:span><text:span text:style-name="T5">জেলা নীলফামারী। </text:span><text:span text:style-name="T15">সে ২০২</text:span><text:span text:style-name="T16">২</text:span><text:span text:style-name="T15"> সালে </text:span><text:span text:style-name="T16">অষ্টম শ্রেণীর</text:span><text:span text:style-name="T15"> </text:span><text:span text:style-name="T17">বার্ষিক </text:span><text:span text:style-name="T16">পরীক্ষায় উত্তীর্ণ হয়েছে</text:span><text:span text:style-name="T18">।</text:span><text:span text:style-name="T16"> </text:span><text:span text:style-name="T17">দিনাজপুর শিক্ষা বোর্ডে </text:span><text:span text:style-name="T15">তাহার </text:span><text:span text:style-name="T16">রেজিস্ট্রেশন</text:span><text:span text:style-name="T15"> নম্বরঃ ২২১৭৬৭৬১</text:span><text:span text:style-name="T16">২১</text:span><text:span text:style-name="T15">, </text:span><text:span text:style-name="T16">রোল </text:span><text:span text:style-name="T15">নম্বরঃ </text:span><text:span text:style-name="T16">৫৭৬১২১।</text:span></text:p>
      <text:p text:style-name="P7"/>
      <text:p text:style-name="P8"><text:tab/>আমি তার জীবনের সর্বাঙ্গীন সাফল্য কামনা করছি।</text:p>
      <text:p text:style-name="P9"/>
      <text:p text:style-name="P9"/>
      <text:p text:style-name="P10"><text:span text:style-name="T19">প্রধান শিক্ষক </text:span><text:span text:style-name="T20">(</text:span><text:span text:style-name="T19">ভারপ্রাপ্ত</text:span><text:span text:style-name="T20">)</text:span></text:p>
      <text:p text:style-name="P9">মোঃ মোশাররফ হোসেন</text:p>
      <text:p text:style-name="P11">মোবাইল নম্বরঃ ০১৭১০২১৬৬২৫</text:p>
      <text:p text:style-name="P12"><text:span text:style-name="T4">কানিয়াল খাতা দ্বি</text:span><text:span text:style-name="T21">-</text:span><text:span text:style-name="T4">মূখী উচ্চ বিদ্যালয় </text:span><text:span text:style-name="T21">,</text:span><text:span text:style-name="T4">নীলফামারী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6T07:36:01.243470400</meta:creation-date>
    <meta:print-date>2025-06-26T12:22:17.027211300</meta:print-date>
    <dc:date>2025-06-26T12:22:41.082143400</dc:date>
    <meta:editing-duration>PT27M4S</meta:editing-duration>
    <meta:editing-cycles>4</meta:editing-cycles>
    <meta:generator>LibreOffice/25.2.4.3$Windows_X86_64 LibreOffice_project/33e196637044ead23f5c3226cde09b47731f7e27</meta:generator>
    <meta:document-statistic meta:table-count="0" meta:image-count="0" meta:object-count="0" meta:page-count="1" meta:paragraph-count="9" meta:word-count="81" meta:character-count="356" meta:non-whitespace-character-count="277"/>
  </office:meta>
</office:document-meta>
</file>